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9.286cm"/>
    </style:style>
    <style:style style:name="co2" style:family="table-column">
      <style:table-column-properties fo:break-before="auto" style:column-width="7.167cm"/>
    </style:style>
    <style:style style:name="co3" style:family="table-column">
      <style:table-column-properties fo:break-before="auto" style:column-width="8.23cm"/>
    </style:style>
    <style:style style:name="co4" style:family="table-column">
      <style:table-column-properties fo:break-before="auto" style:column-width="10.144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779cm"/>
    </style:style>
    <style:style style:name="co8" style:family="table-column">
      <style:table-column-properties fo:break-before="auto" style:column-width="7.077cm"/>
    </style:style>
    <style:style style:name="co9" style:family="table-column">
      <style:table-column-properties fo:break-before="auto" style:column-width="8.929cm"/>
    </style:style>
    <style:style style:name="co10" style:family="table-column">
      <style:table-column-properties fo:break-before="auto" style:column-width="15.854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1.813cm" fo:break-before="auto" style:use-optimal-row-height="false"/>
    </style:style>
    <style:style style:name="ro5" style:family="table-row">
      <style:table-row-properties style:row-height="0.877cm" fo:break-before="auto" style:use-optimal-row-height="false"/>
    </style:style>
    <style:style style:name="ro6" style:family="table-row">
      <style:table-row-properties style:row-height="1.404cm" fo:break-before="auto" style:use-optimal-row-height="false"/>
    </style:style>
    <style:style style:name="ro7" style:family="table-row">
      <style:table-row-properties style:row-height="1.081cm" fo:break-before="auto" style:use-optimal-row-height="false"/>
    </style:style>
    <style:style style:name="ro8" style:family="table-row">
      <style:table-row-properties style:row-height="1.52cm" fo:break-before="auto" style:use-optimal-row-height="false"/>
    </style:style>
    <style:style style:name="ro9" style:family="table-row">
      <style:table-row-properties style:row-height="0.536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18cm" fo:break-before="auto" style:use-optimal-row-height="false"/>
    </style:style>
    <style:style style:name="ro13" style:family="table-row">
      <style:table-row-properties style:row-height="0.788cm" fo:break-before="auto" style:use-optimal-row-height="false"/>
    </style:style>
    <style:style style:name="ro14" style:family="table-row">
      <style:table-row-properties style:row-height="0.467cm" fo:break-before="auto" style:use-optimal-row-height="true"/>
    </style:style>
    <style:style style:name="ro15" style:family="table-row">
      <style:table-row-properties style:row-height="0.73cm" fo:break-before="auto" style:use-optimal-row-height="false"/>
    </style:style>
    <style:style style:name="ro16" style:family="table-row">
      <style:table-row-properties style:row-height="0.584cm" fo:break-before="auto" style:use-optimal-row-height="false"/>
    </style:style>
    <style:style style:name="ro17" style:family="table-row">
      <style:table-row-properties style:row-height="1.258cm" fo:break-before="auto" style:use-optimal-row-height="false"/>
    </style:style>
    <style:style style:name="ro18" style:family="table-row">
      <style:table-row-properties style:row-height="0.875cm" fo:break-before="auto" style:use-optimal-row-height="true"/>
    </style:style>
    <style:style style:name="ro19" style:family="table-row">
      <style:table-row-properties style:row-height="1.236cm" fo:break-before="auto" style:use-optimal-row-height="true"/>
    </style:style>
    <style:style style:name="ro20" style:family="table-row">
      <style:table-row-properties style:row-height="1.632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ecf00"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aecf00"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justify"/>
    </style:style>
    <style:style style:name="ce10" style:family="table-cell" style:parent-style-name="Default">
      <style:table-cell-properties fo:background-color="#ff8d00"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justify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green">
      <style:table-cell-properties style:text-align-source="fix" style:repeat-content="false"/>
      <style:paragraph-properties fo:text-align="justify"/>
      <style:text-properties style:font-name="Liberation Sans"/>
    </style:style>
    <style:style style:name="ce15" style:family="table-cell" style:parent-style-name="green">
      <style:table-cell-properties style:text-align-source="fix" style:repeat-content="false"/>
      <style:paragraph-properties fo:text-align="justify"/>
    </style:style>
    <style:style style:name="ce16" style:family="table-cell" style:parent-style-name="red">
      <style:table-cell-properties style:text-align-source="fix" style:repeat-content="false"/>
      <style:paragraph-properties fo:text-align="justify"/>
      <style:text-properties style:font-name="Liberation Sans"/>
    </style:style>
    <style:style style:name="ce17" style:family="table-cell" style:parent-style-name="red">
      <style:table-cell-properties style:text-align-source="fix" style:repeat-content="false"/>
      <style:paragraph-properties fo:text-align="justify"/>
      <style:text-properties style:font-name="Liberation Sans"/>
      <style:map style:condition="cell-content()=0" style:apply-style-name="Default" style:base-cell-address="'Review Result'.B41"/>
    </style:style>
    <style:style style:name="ce18" style:family="table-cell" style:parent-style-name="red">
      <style:table-cell-properties style:text-align-source="fix" style:repeat-content="false"/>
      <style:paragraph-properties fo:text-align="justify" fo:margin-left="0cm"/>
      <style:text-properties style:font-name="Liberation Sans"/>
    </style:style>
    <style:style style:name="ce19" style:family="table-cell" style:parent-style-name="Default">
      <style:table-cell-properties fo:background-color="#ff6633" style:text-align-source="fix" style:repeat-content="false"/>
      <style:paragraph-properties fo:text-align="justify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justify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fo:font-size="20pt" fo:font-weight="bold" style:font-size-asian="20pt" style:font-weight-asian="bold" style:font-size-complex="20pt" style:font-weight-complex="bold"/>
    </style:style>
    <style:style style:name="ce23" style:family="table-cell" style:parent-style-name="Default">
      <style:table-cell-properties fo:background-color="#ffff99"/>
    </style:style>
    <style:style style:name="ce24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justify"/>
    </style:style>
    <style:style style:name="ce27" style:family="table-cell" style:parent-style-name="Default">
      <style:table-cell-properties fo:background-color="#ffff99" style:text-align-source="fix" style:repeat-content="false"/>
      <style:paragraph-properties fo:text-align="justify"/>
    </style:style>
    <style:style style:name="T1" style:family="text">
      <style:text-properties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PASS&quot;;&quot;FAIL&quot;)" table:allow-empty-cell="true" table:display-list="unsorted" table:base-cell-address="'Review Result'.B11"/>
        <table:content-validation table:name="val2" table:condition="of:cell-content-is-in-list(&quot;MAJOR&quot;;&quot;MINOR&quot;)" table:allow-empty-cell="true" table:display-list="unsorted" table:base-cell-address="'Test case Functionality Comments'.B8"/>
        <table:content-validation table:name="val3" table:condition="of:cell-content-is-in-list(&quot;YES&quot;;&quot;NO&quot;)" table:allow-empty-cell="true" table:display-list="unsorted" table:base-cell-address="'Test case Functionality Comments'.C8"/>
      </table:content-validations>
      <table:table table:name="Review Result" table:style-name="ta1">
        <table:table-column table:style-name="co1" table:default-cell-style-name="ce7"/>
        <table:table-column table:style-name="co2" table:default-cell-style-name="ce3"/>
        <table:table-column table:style-name="co3" table:default-cell-style-name="ce7"/>
        <table:table-column table:style-name="co4" table:default-cell-style-name="ce7"/>
        <table:table-column table:style-name="co5" table:default-cell-style-name="ce9"/>
        <table:table-column table:style-name="co6" table:number-columns-repeated="1019" table:default-cell-style-name="ce7"/>
        <table:table-row table:style-name="ro1">
          <table:table-cell table:style-name="ce1" office:value-type="string">
            <text:p>TEST SET FILE NAME: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AUTHOR/RECORDER:</text:p>
          </table:table-cell>
          <table:table-cell/>
          <table:table-cell table:style-name="ce19" office:value-type="string">
            <text:p>Instructions: </text:p>
          </table:table-cell>
          <table:table-cell office:value-type="string">
            <text:p>Start from the top of the checklist and work down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YELLOW SECTION REVIEWERS(System Tester and other in-team Tester):</text:p>
          </table:table-cell>
          <table:table-cell/>
          <table:table-cell table:style-name="ce9"/>
          <table:table-cell office:value-type="string">
            <text:p>Select pass or fail for each category from the dropdown box. The review may only pass if all options have been passed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ORANGE SECTION <text:s/>REVIEWERS(Framework Reviewers):</text:p>
          </table:table-cell>
          <table:table-cell/>
          <table:table-cell table:style-name="ce9"/>
          <table:table-cell office:value-type="string">
            <text:p>Comments should detail the classname, method and line of code in question, and detail exactly what the problem is and why it needs to be changed</text:p>
          </table:table-cell>
          <table:table-cell table:number-columns-repeated="1020"/>
        </table:table-row>
        <table:table-row table:style-name="ro5">
          <table:table-cell table:style-name="ce2" office:value-type="string">
            <text:p>MODERATOR YELLOW SECTIONS(System Tester):</text:p>
          </table:table-cell>
          <table:table-cell table:number-columns-repeated="2"/>
          <table:table-cell office:value-type="string">
            <text:p>Actions should detail what should be done to fix the problem, including a second party if needed</text:p>
          </table:table-cell>
          <table:table-cell table:number-columns-repeated="1020"/>
        </table:table-row>
        <table:table-row table:style-name="ro6">
          <table:table-cell table:style-name="ce2" office:value-type="string">
            <text:p>MODERATOR ORANGE SECTION(A framework reviewer):</text:p>
          </table:table-cell>
          <table:table-cell table:number-columns-repeated="2"/>
          <table:table-cell office:value-type="string">
            <text:p>Comments and actions in the Test Case functionality area should be documented in the Test Case Functionality sheet</text:p>
          </table:table-cell>
          <table:table-cell table:number-columns-repeated="1020"/>
        </table:table-row>
        <table:table-row table:style-name="ro7">
          <table:table-cell table:style-name="ce2" office:value-type="string">
            <text:p>DATE/TIME:</text:p>
          </table:table-cell>
          <table:table-cell table:number-columns-repeated="2"/>
          <table:table-cell office:value-type="string">
            <text:p>Comments and actions in the Test Case Content area should be documented in the Test Case Content sheet</text:p>
          </table:table-cell>
          <table:table-cell table:number-columns-repeated="1020"/>
        </table:table-row>
        <table:table-row table:style-name="ro8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1019"/>
        </table:table-row>
        <table:table-row table:style-name="ro1">
          <table:table-cell table:style-name="ce4" office:value-type="string">
            <text:p>CHECKLIST</text:p>
          </table:table-cell>
          <table:table-cell table:style-name="ce4" office:value-type="string">
            <text:p>PASS/FAIL</text:p>
          </table:table-cell>
          <table:table-cell table:style-name="ce4" office:value-type="string">
            <text:p>COMMENTS</text:p>
          </table:table-cell>
          <table:table-cell table:style-name="ce4" office:value-type="string">
            <text:p>ACTION</text:p>
          </table:table-cell>
          <table:table-cell/>
          <table:table-cell table:style-name="ce20" table:number-columns-repeated="1019"/>
        </table:table-row>
        <table:table-row table:style-name="ro9">
          <table:table-cell table:style-name="ce5" office:value-type="string">
            <text:p>Entry Criteria – Test file Convention</text:p>
          </table:table-cell>
          <table:table-cell table:style-name="ce13"/>
          <table:table-cell table:style-name="ce12"/>
          <table:table-cell table:number-columns-repeated="1021"/>
        </table:table-row>
        <table:table-row table:style-name="ro9">
          <table:table-cell table:style-name="ce6" office:value-type="string">
            <text:p>Follows the git structure: git/test/src/testScripts/IT/litp_2_0/&lt;MODULE&gt;/testset_storyXXXX.py</text:p>
          </table:table-cell>
          <table:table-cell table:style-name="ce9" table:content-validation-name="val1" office:value-type="string">
            <text:p>PASS</text:p>
          </table:table-cell>
          <table:table-cell table:style-name="ce12"/>
          <table:table-cell table:number-columns-repeated="1021"/>
        </table:table-row>
        <table:table-row table:style-name="ro10">
          <table:table-cell office:value-type="string">
            <text:p>10.0 pylin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No pep8 errors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1">
          <table:table-cell office:value-type="string">
            <text:p>Have any utilities been updated during coding of this user story, if so has the utility owner been invited to the second review section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/>
          <table:table-cell table:style-name="ce9"/>
          <table:table-cell table:number-columns-repeated="1022"/>
        </table:table-row>
        <table:table-row table:style-name="ro12">
          <table:table-cell/>
          <table:table-cell table:style-name="ce14" table:formula="of:=IF(AND([.B11]=&quot;PASS&quot;; [.B12]=&quot;PASS&quot;; [.B13]=&quot;PASS&quot;; [.B14]=&quot;PASS&quot;); &quot;PROCEED TO NEXT SECTION&quot;; &quot;DO NOT PROCEED TO NEXT SECTION&quot;)&amp;T(ORG.OPENOFFICE.STYLE(IF(AND([.B11]=&quot;PASS&quot;; [.B12]=&quot;PASS&quot;; [.B13]=&quot;PASS&quot;; [.B14]=&quot;PASS&quot;);&quot;green&quot;;&quot;red&quot;)))" office:value-type="string" office:string-value="PROCEED TO NEXT SECTION">
            <text:p>PROCEED TO NEXT SEC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5" office:value-type="string">
            <text:p>Test class Convention</text:p>
          </table:table-cell>
          <table:table-cell table:style-name="ce13"/>
          <table:table-cell table:style-name="ce12" table:number-columns-repeated="2"/>
          <table:table-cell/>
          <table:table-cell table:style-name="ce12" table:number-columns-repeated="1019"/>
        </table:table-row>
        <table:table-row table:style-name="ro10">
          <table:table-cell office:value-type="string">
            <text:p>Test class name has the format: class StoryXXX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Test class inherits GenericTest: class StoryXXX(GenericTest):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1">
          <table:table-cell office:value-type="string">
            <text:p>If Test class has a setup/teardown method, super(StoryXXX, self).setUp() and super(StoryXXX, self).tearDown() are included in each metho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Test class has a header with a high level description of the story being test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5" office:value-type="string">
            <text:p>Test case/method Convention</text:p>
          </table:table-cell>
          <table:table-cell table:number-columns-repeated="1023"/>
        </table:table-row>
        <table:table-row table:style-name="ro11">
          <table:table-cell office:value-type="string">
            <text:p>Test cases name follows the convention def test_xx_p_&lt;high_level_name&gt;(self): where _p_ is positive and _n_ is negative</text:p>
          </table:table-cell>
          <table:table-cell table:style-name="ce9" table:content-validation-name="val1" office:value-type="string">
            <text:p>PASS</text:p>
          </table:table-cell>
          <table:table-cell office:value-type="string">
            <text:p>No test name uses the format: test_xx_p_ or test_xx_n_</text:p>
          </table:table-cell>
          <table:table-cell office:value-type="string">
            <text:p>David to update test case names on this</text:p>
          </table:table-cell>
          <table:table-cell table:number-columns-repeated="1020"/>
        </table:table-row>
        <table:table-row table:style-name="ro11">
          <table:table-cell office:value-type="string">
            <text:p>Test cases have a header with a clear description of the objective and expected results of the test case</text:p>
          </table:table-cell>
          <table:table-cell table:style-name="ce9" table:content-validation-name="val1" office:value-type="string">
            <text:p>PASS</text:p>
          </table:table-cell>
          <table:table-cell office:value-type="string">
            <text:p>Format of description should be cleaner, see 1.x test cases for example</text:p>
          </table:table-cell>
          <table:table-cell office:value-type="string">
            <text:p>David to update docs</text:p>
          </table:table-cell>
          <table:table-cell table:number-columns-repeated="1020"/>
        </table:table-row>
        <table:table-row table:style-name="ro10">
          <table:table-cell office:value-type="string">
            <text:p>Test case code has comments describing complex code and reflecting what the description has detail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Last line of test methods should be an assertion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/>
          <table:table-cell table:style-name="ce9"/>
          <table:table-cell table:number-columns-repeated="1022"/>
        </table:table-row>
        <table:table-row table:style-name="ro12">
          <table:table-cell table:style-name="ce8"/>
          <table:table-cell table:style-name="ce15" table:formula="of:=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); &quot;PROCEED TO NEXT SECTION&quot;; &quot;DO NOT PROCEED TO NEXT SECTION&quot;)&amp;T(ORG.OPENOFFICE.STYLE(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);&quot;green&quot;;&quot;red&quot;)))" office:value-type="string" office:string-value="PROCEED TO NEXT SECTION">
            <text:p>PROCEED TO NEXT SECTION</text:p>
          </table:table-cell>
          <table:table-cell table:number-columns-repeated="1022"/>
        </table:table-row>
        <table:table-row table:style-name="ro10">
          <table:table-cell/>
          <table:table-cell table:style-name="ce9"/>
          <table:table-cell table:number-columns-repeated="1022"/>
        </table:table-row>
        <table:table-row table:style-name="ro9">
          <table:table-cell table:style-name="ce5" office:value-type="string">
            <text:p>Test case functionality</text:p>
          </table:table-cell>
          <table:table-cell table:style-name="ce9"/>
          <table:table-cell table:number-columns-repeated="1022"/>
        </table:table-row>
        <table:table-row table:style-name="ro10">
          <table:table-cell table:style-name="ce6" office:value-type="string">
            <text:p>Is the test case content covered by another existing test case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6" office:value-type="string">
            <text:p>Could the test case content be merged with another test case to reduce test time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6" office:value-type="string">
            <text:p>Is the test doing what it is intended to do(testing the story)</text:p>
          </table:table-cell>
          <table:table-cell table:style-name="ce9" table:content-validation-name="val1"/>
          <table:table-cell table:number-columns-repeated="1022"/>
        </table:table-row>
        <table:table-row table:style-name="ro10">
          <table:table-cell table:style-name="ce6"/>
          <table:table-cell table:style-name="ce9"/>
          <table:table-cell table:number-columns-repeated="1022"/>
        </table:table-row>
        <table:table-row table:style-name="ro13">
          <table:table-cell table:style-name="ce9"/>
          <table:table-cell table:style-name="ce16" table:formula="of:=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; [.B33]=&quot;PASS&quot;; [.B34]=&quot;PASS&quot;; [.B35]=&quot;PASS&quot;); &quot;PROCEED TO NEXT SECTION&quot;; &quot;DO NOT PROCEED TO NEXT SECTION&quot;)&amp;T(ORG.OPENOFFICE.STYLE(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; [.B33]=&quot;PASS&quot;; [.B34]=&quot;PASS&quot;; [.B35]=&quot;PASS&quot;);&quot;green&quot;;&quot;red&quot;)))" office:value-type="string" office:string-value="DO NOT PROCEED TO NEXT SECTION">
            <text:p>DO NOT PROCEED TO NEXT SECTION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9">
          <table:table-cell table:style-name="ce10" office:value-type="string">
            <text:p>Test <text:s/>case content</text:p>
          </table:table-cell>
          <table:table-cell table:number-columns-repeated="1023"/>
        </table:table-row>
        <table:table-row table:style-name="ro10">
          <table:table-cell table:style-name="ce6" office:value-type="string">
            <text:p>Is the code readable – commented</text:p>
          </table:table-cell>
          <table:table-cell table:style-name="ce9" table:content-validation-name="val1" office:value-type="string">
            <text:p>PASS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>
            <text:p>Hard-coded values</text:p>
          </table:table-cell>
          <table:table-cell table:style-name="ce9" table:content-validation-name="val1" office:value-type="string">
            <text:p>PASS</text:p>
          </table:table-cell>
          <table:table-cell table:style-name="Default" table:number-columns-repeated="2"/>
          <table:table-cell table:number-columns-repeated="1020"/>
        </table:table-row>
        <table:table-row table:style-name="ro10">
          <table:table-cell office:value-type="string">
            <text:p>Duplicated code – Could more be done in the setup, need for a separate class?</text:p>
          </table:table-cell>
          <table:table-cell table:style-name="ce9" table:content-validation-name="val1" office:value-type="string">
            <text:p>PASS</text:p>
          </table:table-cell>
          <table:table-cell table:style-name="Default" table:number-columns-repeated="2"/>
          <table:table-cell table:number-columns-repeated="1020"/>
        </table:table-row>
        <table:table-row table:style-name="ro10">
          <table:table-cell office:value-type="string">
            <text:p>Any code snippets covered by a utility</text:p>
          </table:table-cell>
          <table:table-cell table:style-name="ce9" table:content-validation-name="val1" office:value-type="string">
            <text:p>PASS</text:p>
          </table:table-cell>
          <table:table-cell table:style-name="Default" table:number-columns-repeated="2"/>
          <table:table-cell table:number-columns-repeated="1020"/>
        </table:table-row>
        <table:table-row table:style-name="ro10">
          <table:table-cell office:value-type="string">
            <text:p>Any code snippets that would be reusable in a utility for other test cases to use</text:p>
          </table:table-cell>
          <table:table-cell table:style-name="ce9" table:content-validation-name="val1" office:value-type="string">
            <text:p>PASS</text:p>
          </table:table-cell>
          <table:table-cell table:style-name="Default" table:number-columns-repeated="2"/>
          <table:table-cell table:number-columns-repeated="1020"/>
        </table:table-row>
        <table:table-row table:style-name="ro10">
          <table:table-cell office:value-type="string">
            <text:p>Any improvement on a code snippet – too long, over-complicated, is there a better way to achieve the same resul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unreachable code, unused code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Does the test case leave the system in the pre-test state(Do not clean up commands that have not be run successfully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long sleeps in test code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Restore of landscape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No Exception handling in test case(it is already covered by unittest and in Generic test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Only asserting using unittes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table:number-columns-repeated="2"/>
          <table:table-cell table:number-columns-repeated="1022"/>
        </table:table-row>
        <table:table-row table:style-name="ro9">
          <table:table-cell table:style-name="ce11" office:value-type="string">
            <text:p>Test Utility Content</text:p>
          </table:table-cell>
          <table:table-cell table:style-name="ce9"/>
          <table:table-cell table:number-columns-repeated="1022"/>
        </table:table-row>
        <table:table-row table:style-name="ro10">
          <table:table-cell table:style-name="ce6" office:value-type="string">
            <text:p>Is the code readable – comment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Is the utility a duplicate of another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4">
          <table:table-cell table:style-name="ce9" office:value-type="string">
            <text:p>Is the utility generic enough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Any long sleeps in the utility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unreachable code, unused code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office:value-type="string">
            <text:p>Any improvement on a code snippet – too long, over-complicated, is there a better way to achieve the same result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 office:value-type="string">
            <text:p>Any assertions/try/finally in the utility(Not allowed)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style-name="ce9"/>
          <table:table-cell table:style-name="ce9" table:content-validation-name="val1"/>
          <table:table-cell table:number-columns-repeated="1022"/>
        </table:table-row>
        <table:table-row table:style-name="ro15">
          <table:table-cell table:style-name="ce8" office:value-type="string">
            <text:p>CHECKLIST RESULT:</text:p>
          </table:table-cell>
          <table:table-cell table:style-name="ce17" table:formula="of:=IF(AND([.B11]=&quot;PASS&quot;; [.B12]=&quot;PASS&quot;; [.B13]=&quot;PASS&quot;; [.B19]=&quot;PASS&quot;; [.B20]=&quot;PASS&quot;; [.B21]=&quot;PASS&quot;; [.B22]=&quot;PASS&quot;; [.B26]=&quot;PASS&quot;; [.B27]=&quot;PASS&quot;; [.B28]=&quot;PASS&quot;; [.B33]=&quot;PASS&quot;; [.B34]=&quot;PASS&quot;; [.B35]=&quot;PASS&quot;; [.B40]=&quot;PASS&quot;; [.B41]=&quot;PASS&quot;; [.B42]=&quot;PASS&quot;; [.B43]=&quot;PASS&quot;; [.B44]=&quot;PASS&quot;;[.B45]=&quot;PASS&quot;; [.B46]=&quot;PASS&quot;; [.B47]=&quot;PASS&quot;; [.B48]=&quot;PASS&quot;; [.B49]=&quot;PASS&quot;; [.B50]=&quot;PASS&quot;; [.B51]=&quot;PASS&quot;; [.B54]=&quot;PASS&quot;; [.B55]=&quot;PASS&quot;; [.B56]=&quot;PASS&quot;; [.B57]=&quot;PASS&quot;; [.B58]=&quot;PASS&quot;; [.B59]=&quot;PASS&quot;; [.B60]=&quot;PASS&quot;); &quot;PASS&quot;; &quot;FAIL&quot;)&amp;T(ORG.OPENOFFICE.STYLE(IF(AND([.B11]=&quot;PASS&quot;; [.B12]=&quot;PASS&quot;; [.B13]=&quot;PASS&quot;; [.B19]=&quot;PASS&quot;; [.B20]=&quot;PASS&quot;; [.B21]=&quot;PASS&quot;; [.B22]=&quot;PASS&quot;; [.B25]=&quot;PASS&quot;; [.B26]=&quot;PASS&quot;; [.B27]=&quot;PASS&quot;; [.B28]=&quot;PASS&quot;; [.B33]=&quot;PASS&quot;; [.B34]=&quot;PASS&quot;; [.B35]=&quot;PASS&quot;; [.B40]=&quot;PASS&quot;; [.B41]=&quot;PASS&quot;; [.B42]=&quot;PASS&quot;; [.B43]=&quot;PASS&quot;; [.B44]=&quot;PASS&quot;;[.B45]=&quot;PASS&quot;; [.B46]=&quot;PASS&quot;; [.B47]=&quot;PASS&quot;; [.B48]=&quot;PASS&quot;; [.B50]=&quot;PASS&quot;; [.B51]=&quot;PASS&quot;; [.B54]=&quot;PASS&quot;; [.B55]=&quot;PASS&quot;; [.B56]=&quot;PASS&quot;; [.B57]=&quot;PASS&quot;; [.B58]=&quot;PASS&quot;; [.B59]=&quot;PASS&quot;; [.B60]=&quot;PASS&quot;);&quot;green&quot;;&quot;red&quot;)))" office:value-type="string" office:string-value="FAIL">
            <text:p>FAIL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6">
          <table:table-cell table:style-name="ce12" office:value-type="string">
            <text:p>EXIT CRITERIA</text:p>
          </table:table-cell>
          <table:table-cell table:number-columns-repeated="1023"/>
        </table:table-row>
        <table:table-row table:style-name="ro14">
          <table:table-cell office:value-type="string">
            <text:p>All actions have been resolved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4">
          <table:table-cell office:value-type="string">
            <text:p>All actions have been re-reviewed by a selected reviewer</text:p>
          </table:table-cell>
          <table:table-cell table:style-name="ce9" table:content-validation-name="val1" office:value-type="string">
            <text:p>PASS</text:p>
          </table:table-cell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7">
          <table:table-cell table:style-name="ce8" office:value-type="string">
            <text:p>REVIEW RESULT:</text:p>
          </table:table-cell>
          <table:table-cell table:style-name="ce18" table:formula="of:=IF(AND([.B62]=&quot;PASS&quot;; [.B65]=&quot;PASS&quot;; [.B66]=&quot;PASS&quot;); &quot;PASS&quot;; &quot;FAIL&quot;)&amp;T(ORG.OPENOFFICE.STYLE(IF(AND([.B62]=&quot;PASS&quot;; [.B65]=&quot;PASS&quot;; [.B66]=&quot;PASS&quot;);&quot;green&quot;;&quot;red&quot;)))" office:value-type="string" office:string-value="FAIL">
            <text:p>FAIL</text:p>
          </table:table-cell>
          <table:table-cell table:number-columns-repeated="102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 Functionality Comments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row table:style-name="ro18">
          <table:table-cell table:style-name="ce21" office:value-type="string">
            <text:p>Test case functionality</text:p>
          </table:table-cell>
          <table:table-cell table:style-name="ce23" table:number-columns-repeated="2"/>
          <table:table-cell table:style-name="ce27"/>
        </table:table-row>
        <table:table-row table:style-name="ro18">
          <table:table-cell table:style-name="ce22"/>
          <table:table-cell table:style-name="ce24" office:value-type="string">
            <text:p>Instructions:</text:p>
          </table:table-cell>
          <table:table-cell table:style-name="ce9" office:value-type="string">
            <text:p>Comments should clearly state what the details of the problem/issue and if possible suggest a solution</text:p>
          </table:table-cell>
          <table:table-cell table:style-name="ce26"/>
        </table:table-row>
        <table:table-row table:style-name="ro18">
          <table:table-cell table:style-name="ce22"/>
          <table:table-cell table:style-name="ce25"/>
          <table:table-cell table:style-name="ce26" office:value-type="string">
            <text:p>Action should clearly describe what needs to be done to rectify the problem</text:p>
          </table:table-cell>
          <table:table-cell table:style-name="ce26"/>
        </table:table-row>
        <table:table-row table:style-name="ro18">
          <table:table-cell table:style-name="ce22"/>
          <table:table-cell table:style-name="ce25"/>
          <table:table-cell table:style-name="ce26" office:value-type="string">
            <text:p>Major/Minor should be selected from the drop down which describes the severity of the problem</text:p>
          </table:table-cell>
          <table:table-cell table:style-name="ce26"/>
        </table:table-row>
        <table:table-row table:style-name="ro19">
          <table:table-cell table:style-name="ce22"/>
          <table:table-cell table:style-name="ce25"/>
          <table:table-cell table:style-name="ce26" office:value-type="string">
            <text:p>Yes/No means despite the action/comment, the review is ok to pass – It should be rare that a major comment is set to Yes</text:p>
          </table:table-cell>
          <table:table-cell table:style-name="ce26"/>
        </table:table-row>
        <table:table-row table:style-name="ro18">
          <table:table-cell table:style-name="ce22"/>
          <table:table-cell table:style-name="ce25"/>
          <table:table-cell table:style-name="ce26" table:number-columns-repeated="2"/>
        </table:table-row>
        <table:table-row table:style-name="ro1">
          <table:table-cell table:style-name="ce4" office:value-type="string">
            <text:p>Comments</text:p>
          </table:table-cell>
          <table:table-cell table:style-name="ce4" office:value-type="string">
            <text:p>Major/Minor</text:p>
          </table:table-cell>
          <table:table-cell table:style-name="ce4" office:value-type="string">
            <text:p>Yes/No</text:p>
          </table:table-cell>
          <table:table-cell table:style-name="ce4" office:value-type="string">
            <text:p>Action</text:p>
          </table:table-cell>
        </table:table-row>
        <table:table-row table:style-name="ro1" table:number-rows-repeated="81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26">
          <table:table-cell table:number-columns-repeated="2"/>
          <table:table-cell table:content-validation-name="val3"/>
          <table:table-cell/>
        </table:table-row>
        <table:table-row table:style-name="ro1" table:number-rows-repeated="104836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Test Case Content Comments" table:style-name="ta1">
        <table:table-column table:style-name="co7" table:default-cell-style-name="ce9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row table:style-name="ro18">
          <table:table-cell table:style-name="ce21" office:value-type="string">
            <text:p>Test case Content</text:p>
          </table:table-cell>
          <table:table-cell table:style-name="ce23" table:number-columns-repeated="2"/>
          <table:table-cell table:style-name="ce27"/>
        </table:table-row>
        <table:table-row table:style-name="ro20">
          <table:table-cell table:style-name="ce22"/>
          <table:table-cell table:style-name="ce24" office:value-type="string">
            <text:p>Instructions<text:span text:style-name="T1">:</text:span></text:p>
          </table:table-cell>
          <table:table-cell table:style-name="ce9" office:value-type="string">
            <text:p>Comments should clearly state what the details of the problem/issue and if possible suggest/describe a solution, include the section of code and line that this needs to be resolved</text:p>
          </table:table-cell>
          <table:table-cell table:style-name="ce26"/>
        </table:table-row>
        <table:table-row table:style-name="ro18">
          <table:table-cell table:style-name="ce22"/>
          <table:table-cell table:style-name="ce25"/>
          <table:table-cell table:style-name="ce26" office:value-type="string">
            <text:p>Action should clearly describe what needs to be done to rectify the problem</text:p>
          </table:table-cell>
          <table:table-cell table:style-name="ce26"/>
        </table:table-row>
        <table:table-row table:style-name="ro18">
          <table:table-cell table:style-name="ce22"/>
          <table:table-cell table:style-name="ce25"/>
          <table:table-cell table:style-name="ce26" office:value-type="string">
            <text:p>Major/Minor should be selected from the drop down which describes the severity of the problem</text:p>
          </table:table-cell>
          <table:table-cell table:style-name="ce26"/>
        </table:table-row>
        <table:table-row table:style-name="ro19">
          <table:table-cell table:style-name="ce22"/>
          <table:table-cell table:style-name="ce25"/>
          <table:table-cell table:style-name="ce26" office:value-type="string">
            <text:p>Yes/No means despite the action/comment, the review is ok to pass/fail with this comment – It should be rare that a MAJOR comment is set to YES</text:p>
          </table:table-cell>
          <table:table-cell table:style-name="ce26"/>
        </table:table-row>
        <table:table-row table:style-name="ro18">
          <table:table-cell table:style-name="ce22"/>
          <table:table-cell table:style-name="ce25"/>
          <table:table-cell table:style-name="ce26" table:number-columns-repeated="2"/>
        </table:table-row>
        <table:table-row table:style-name="ro1">
          <table:table-cell table:style-name="ce4" office:value-type="string">
            <text:p>Comments</text:p>
          </table:table-cell>
          <table:table-cell table:style-name="ce4" office:value-type="string">
            <text:p>Major/Minor</text:p>
          </table:table-cell>
          <table:table-cell table:style-name="ce4" office:value-type="string">
            <text:p>Yes/No</text:p>
          </table:table-cell>
          <table:table-cell table:style-name="ce4" office:value-type="string">
            <text:p>Action</text:p>
          </table:table-cell>
        </table:table-row>
        <table:table-row table:style-name="ro11">
          <table:table-cell table:style-name="ce7" office:value-type="string">
            <text:p>Does self.log_path really need to be in setup? It is only used in the first test case</text:p>
          </table:table-cell>
          <table:table-cell table:content-validation-name="val2" office:value-type="string">
            <text:p>MINOR</text:p>
          </table:table-cell>
          <table:table-cell table:content-validation-name="val3" office:value-type="string">
            <text:p>YES</text:p>
          </table:table-cell>
          <table:table-cell table:style-name="ce7" office:value-type="string">
            <text:p>David to take this property out of setUp – COMPLETE</text:p>
          </table:table-cell>
        </table:table-row>
        <table:table-row table:style-name="ro11">
          <table:table-cell office:value-type="string">
            <text:p>also ip_url = node_url + "/ipaddresses/ip1" need to be handled better, use find to get this url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YES</text:p>
          </table:table-cell>
          <table:table-cell table:style-name="ce7" office:value-type="string">
            <text:p>David to make use of find util to handle this – COMPLETE</text:p>
          </table:table-cell>
        </table:table-row>
        <table:table-row table:style-name="ro10">
          <table:table-cell table:style-name="ce7" office:value-type="string">
            <text:p>self.test_node = 'ms1' – defined twice in setUp</text:p>
          </table:table-cell>
          <table:table-cell table:content-validation-name="val2" office:value-type="string">
            <text:p>MINOR</text:p>
          </table:table-cell>
          <table:table-cell table:content-validation-name="val3" office:value-type="string">
            <text:p>YES</text:p>
          </table:table-cell>
          <table:table-cell table:style-name="ce7" office:value-type="string">
            <text:p>David to fix this – COMPLETE</text:p>
          </table:table-cell>
        </table:table-row>
        <table:table-row table:style-name="ro20">
          <table:table-cell table:style-name="ce7" office:value-type="string">
            <text:p>PLAN_URL = "/execution" – Could this be centralised? Or even a utility that returns it, what happens if /execution changes its name? I also see many other tests using this same property, even if its hardcoded centralise it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YES</text:p>
          </table:table-cell>
          <table:table-cell table:style-name="ce7" office:value-type="string">
            <text:p>David to centralise the property – COMPLETE</text:p>
          </table:table-cell>
        </table:table-row>
        <table:table-row table:style-name="ro10">
          <table:table-cell table:style-name="ce7" office:value-type="string">
            <text:p>Some create comments should be link where appropriate</text:p>
          </table:table-cell>
          <table:table-cell table:content-validation-name="val2" office:value-type="string">
            <text:p>MINOR</text:p>
          </table:table-cell>
          <table:table-cell table:content-validation-name="val3" office:value-type="string">
            <text:p>YES</text:p>
          </table:table-cell>
          <table:table-cell office:value-type="string">
            <text:p>David to update comments – COMPLETE</text:p>
          </table:table-cell>
        </table:table-row>
        <table:table-row table:style-name="ro21">
          <table:table-cell office:value-type="string">
            <text:p>Check length of self.results and self.setup_cmds are the same in teardown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YES</text:p>
          </table:table-cell>
          <table:table-cell office:value-type="string">
            <text:p>David to implement check in utility – COMPLETE</text:p>
          </table:table-cell>
        </table:table-row>
        <table:table-row table:style-name="ro14">
          <table:table-cell office:value-type="string">
            <text:p>Check rc test case 1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YES</text:p>
          </table:table-cell>
          <table:table-cell office:value-type="string">
            <text:p>David to update – COMPLETE</text:p>
          </table:table-cell>
        </table:table-row>
        <table:table-row table:style-name="ro21">
          <table:table-cell office:value-type="string">
            <text:p>run_commands – Check if node list is a list or string or allow both</text:p>
          </table:table-cell>
          <table:table-cell table:content-validation-name="val2" office:value-type="string">
            <text:p>MINOR</text:p>
          </table:table-cell>
          <table:table-cell table:content-validation-name="val3" office:value-type="string">
            <text:p>YES</text:p>
          </table:table-cell>
          <table:table-cell office:value-type="string">
            <text:p>David to investigate – COMPLETE</text:p>
          </table:table-cell>
        </table:table-row>
        <table:table-row table:style-name="ro21">
          <table:table-cell office:value-type="string">
            <text:p>Can test cases be merged? Will plan give 2 errors for 2 failures or just print the first error it sees</text:p>
          </table:table-cell>
          <table:table-cell table:content-validation-name="val2" office:value-type="string">
            <text:p>MAJOR</text:p>
          </table:table-cell>
          <table:table-cell table:content-validation-name="val3" office:value-type="string">
            <text:p>YES</text:p>
          </table:table-cell>
          <table:table-cell office:value-type="string">
            <text:p>David to investigate – COMPLETE</text:p>
          </table:table-cell>
        </table:table-row>
        <table:table-row table:style-name="ro14">
          <table:table-cell office:value-type="string">
            <text:p>get comments into find2</text:p>
          </table:table-cell>
          <table:table-cell table:content-validation-name="val2" office:value-type="string">
            <text:p>MINOR</text:p>
          </table:table-cell>
          <table:table-cell table:content-validation-name="val3" office:value-type="string">
            <text:p>YES</text:p>
          </table:table-cell>
          <table:table-cell office:value-type="string">
            <text:p>David/Gabor to implement – COMPLETE</text:p>
          </table:table-cell>
        </table:table-row>
        <table:table-row table:style-name="ro1" table:number-rows-repeated="71">
          <table:table-cell/>
          <table:table-cell table:content-validation-name="val2"/>
          <table:table-cell table:content-validation-name="val3"/>
          <table:table-cell/>
        </table:table-row>
        <table:table-row table:style-name="ro1" table:number-rows-repeated="126">
          <table:table-cell table:number-columns-repeated="2"/>
          <table:table-cell table:content-validation-name="val3"/>
          <table:table-cell/>
        </table:table-row>
        <table:table-row table:style-name="ro1" table:number-rows-repeated="1048361">
          <table:table-cell table:number-columns-repeated="4"/>
        </table:table-row>
        <table:table-row table:style-name="ro1"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4bd5e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6">16/12/2013</text:date>, <text:time>12:3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Kelly</meta:initial-creator>
    <meta:creation-date>2013-11-27T14:24:21</meta:creation-date>
    <dc:date>2013-12-16T12:30:46</dc:date>
    <dc:creator>Brian Kelly</dc:creator>
    <meta:editing-duration>P4DT17H5M6S</meta:editing-duration>
    <meta:editing-cycles>24</meta:editing-cycles>
    <meta:generator>LibreOffice/3.4$Unix LibreOffice_project/340m1$Build-502</meta:generator>
    <meta:document-statistic meta:table-count="3" meta:cell-count="168" meta:object-count="0"/>
  </office:meta>
</office:document-meta>
</file>